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8512in" svg:height="7.1957in" svg:x="0.6122in" svg:y="7.5177in">
            <draw:object draw:notify-on-update-of-ranges="Sheet1.B1:Sheet1.B64 Sheet1.C1:Sheet1.C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.299" calcext:value-type="float">
            <text:p>34.299</text:p>
          </table:table-cell>
          <table:table-cell office:value-type="float" office:value="31.7659" calcext:value-type="float">
            <text:p>31.7659</text:p>
          </table:table-cell>
          <table:table-cell office:value-type="float" office:value="0.07157" calcext:value-type="float">
            <text:p>0.07157</text:p>
          </table:table-cell>
          <table:table-cell/>
          <table:table-cell table:formula="of:=[.B1]*[.D1]" office:value-type="float" office:value="2.45477943" calcext:value-type="float">
            <text:p>2.45477943</text:p>
          </table:table-cell>
          <table:table-cell table:formula="of:=[.C1]*[.D1]" office:value-type="float" office:value="2.273485463" calcext:value-type="float">
            <text:p>2.273485463</text:p>
          </table:table-cell>
          <table:table-cell/>
          <table:table-cell table:formula="of:=[.B1]-[.$F$35]" office:value-type="float" office:value="-0.0186167970094928" calcext:value-type="float">
            <text:p>-0.0186167970094928</text:p>
          </table:table-cell>
          <table:table-cell table:formula="of:=[.C1]-[.$G$35]" office:value-type="float" office:value="-0.00239067433968287" calcext:value-type="float">
            <text:p>-0.00239067433968287</text:p>
          </table:table-cell>
          <table:table-cell/>
          <table:table-cell table:formula="of:=[.D1]*[.I1]*[.J1]" office:value-type="float" office:value="0.00000318534444010691" calcext:value-type="float">
            <text:p>3.18534444010691E-06</text:p>
          </table:table-cell>
          <table:table-cell table:formula="of:=[.D1]*[.J1]*[.J1]" office:value-type="float" office:value="0.00000040904572425279" calcext:value-type="float">
            <text:p>4.09045724252787E-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3064" calcext:value-type="float">
            <text:p>34.3064</text:p>
          </table:table-cell>
          <table:table-cell office:value-type="float" office:value="31.8671" calcext:value-type="float">
            <text:p>31.8671</text:p>
          </table:table-cell>
          <table:table-cell office:value-type="float" office:value="0.01001" calcext:value-type="float">
            <text:p>0.01001</text:p>
          </table:table-cell>
          <table:table-cell/>
          <table:table-cell table:formula="of:=[.B2]*[.D2]" office:value-type="float" office:value="0.343407064" calcext:value-type="float">
            <text:p>0.343407064</text:p>
          </table:table-cell>
          <table:table-cell table:formula="of:=[.C2]*[.D2]" office:value-type="float" office:value="0.318989671" calcext:value-type="float">
            <text:p>0.318989671</text:p>
          </table:table-cell>
          <table:table-cell/>
          <table:table-cell table:formula="of:=[.B2]-[.$F$35]" office:value-type="float" office:value="-0.0112167970094959" calcext:value-type="float">
            <text:p>-0.0112167970094959</text:p>
          </table:table-cell>
          <table:table-cell table:formula="of:=[.C2]-[.$G$35]" office:value-type="float" office:value="0.0988093256603193" calcext:value-type="float">
            <text:p>0.0988093256603193</text:p>
          </table:table-cell>
          <table:table-cell/>
          <table:table-cell table:formula="of:=[.D2]*[.I2]*[.J2]" office:value-type="float" office:value="-0.0000110943247272555" calcext:value-type="float">
            <text:p>-1.10943247272555E-05</text:p>
          </table:table-cell>
          <table:table-cell table:formula="of:=[.D2]*[.J2]*[.J2]" office:value-type="float" office:value="0.0000977304612028448" calcext:value-type="float">
            <text:p>9.77304612028448E-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.3077" calcext:value-type="float">
            <text:p>34.3077</text:p>
          </table:table-cell>
          <table:table-cell office:value-type="float" office:value="31.8811" calcext:value-type="float">
            <text:p>31.8811</text:p>
          </table:table-cell>
          <table:table-cell office:value-type="float" office:value="0.00149" calcext:value-type="float">
            <text:p>0.00149</text:p>
          </table:table-cell>
          <table:table-cell/>
          <table:table-cell table:formula="of:=[.B3]*[.D3]" office:value-type="float" office:value="0.051118473" calcext:value-type="float">
            <text:p>0.051118473</text:p>
          </table:table-cell>
          <table:table-cell table:formula="of:=[.C3]*[.D3]" office:value-type="float" office:value="0.047502839" calcext:value-type="float">
            <text:p>0.047502839</text:p>
          </table:table-cell>
          <table:table-cell/>
          <table:table-cell table:formula="of:=[.B3]-[.$F$35]" office:value-type="float" office:value="-0.00991679700949533" calcext:value-type="float">
            <text:p>-0.00991679700949533</text:p>
          </table:table-cell>
          <table:table-cell table:formula="of:=[.C3]-[.$G$35]" office:value-type="float" office:value="0.112809325660319" calcext:value-type="float">
            <text:p>0.112809325660319</text:p>
          </table:table-cell>
          <table:table-cell/>
          <table:table-cell table:formula="of:=[.D3]*[.I3]*[.J3]" office:value-type="float" office:value="-0.00000166687370319363" calcext:value-type="float">
            <text:p>-1.66687370319363E-06</text:p>
          </table:table-cell>
          <table:table-cell table:formula="of:=[.D3]*[.J3]*[.J3]" office:value-type="float" office:value="0.0000189616564943444" calcext:value-type="float">
            <text:p>1.89616564943444E-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.3082" calcext:value-type="float">
            <text:p>34.3082</text:p>
          </table:table-cell>
          <table:table-cell office:value-type="float" office:value="31.8817" calcext:value-type="float">
            <text:p>31.8817</text:p>
          </table:table-cell>
          <table:table-cell office:value-type="float" office:value="0.00116" calcext:value-type="float">
            <text:p>0.00116</text:p>
          </table:table-cell>
          <table:table-cell/>
          <table:table-cell table:formula="of:=[.B4]*[.D4]" office:value-type="float" office:value="0.039797512" calcext:value-type="float">
            <text:p>0.039797512</text:p>
          </table:table-cell>
          <table:table-cell table:formula="of:=[.C4]*[.D4]" office:value-type="float" office:value="0.036982772" calcext:value-type="float">
            <text:p>0.036982772</text:p>
          </table:table-cell>
          <table:table-cell/>
          <table:table-cell table:formula="of:=[.B4]-[.$F$35]" office:value-type="float" office:value="-0.00941679700949294" calcext:value-type="float">
            <text:p>-0.00941679700949294</text:p>
          </table:table-cell>
          <table:table-cell table:formula="of:=[.C4]-[.$G$35]" office:value-type="float" office:value="0.113409325660317" calcext:value-type="float">
            <text:p>0.113409325660317</text:p>
          </table:table-cell>
          <table:table-cell/>
          <table:table-cell table:formula="of:=[.D4]*[.I4]*[.J4]" office:value-type="float" office:value="-0.00000123882501452296" calcext:value-type="float">
            <text:p>-1.23882501452296E-06</text:p>
          </table:table-cell>
          <table:table-cell table:formula="of:=[.D4]*[.J4]*[.J4]" office:value-type="float" office:value="0.0000149195431702044" calcext:value-type="float">
            <text:p>1.49195431702044E-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.3085" calcext:value-type="float">
            <text:p>34.3085</text:p>
          </table:table-cell>
          <table:table-cell office:value-type="float" office:value="31.8833" calcext:value-type="float">
            <text:p>31.8833</text:p>
          </table:table-cell>
          <table:table-cell office:value-type="float" office:value="0.00016" calcext:value-type="float">
            <text:p>0.00016</text:p>
          </table:table-cell>
          <table:table-cell/>
          <table:table-cell table:formula="of:=[.B5]*[.D5]" office:value-type="float" office:value="0.00548936" calcext:value-type="float">
            <text:p>0.00548936</text:p>
          </table:table-cell>
          <table:table-cell table:formula="of:=[.C5]*[.D5]" office:value-type="float" office:value="0.005101328" calcext:value-type="float">
            <text:p>0.005101328</text:p>
          </table:table-cell>
          <table:table-cell/>
          <table:table-cell table:formula="of:=[.B5]-[.$F$35]" office:value-type="float" office:value="-0.00911679700949009" calcext:value-type="float">
            <text:p>-0.00911679700949009</text:p>
          </table:table-cell>
          <table:table-cell table:formula="of:=[.C5]-[.$G$35]" office:value-type="float" office:value="0.115009325660317" calcext:value-type="float">
            <text:p>0.115009325660317</text:p>
          </table:table-cell>
          <table:table-cell/>
          <table:table-cell table:formula="of:=[.D5]*[.I5]*[.J5]" office:value-type="float" office:value="-0.00000016776266819895" calcext:value-type="float">
            <text:p>-1.67762668198952E-07</text:p>
          </table:table-cell>
          <table:table-cell table:formula="of:=[.D5]*[.J5]*[.J5]" office:value-type="float" office:value="0.00000211634319821454" calcext:value-type="float">
            <text:p>2.11634319821454E-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3088" calcext:value-type="float">
            <text:p>34.3088</text:p>
          </table:table-cell>
          <table:table-cell office:value-type="float" office:value="31.8835" calcext:value-type="float">
            <text:p>31.8835</text:p>
          </table:table-cell>
          <table:table-cell office:value-type="float" office:value="0.00002" calcext:value-type="float">
            <text:p>0.00002</text:p>
          </table:table-cell>
          <table:table-cell/>
          <table:table-cell table:formula="of:=[.B6]*[.D6]" office:value-type="float" office:value="0.000686176" calcext:value-type="float">
            <text:p>0.000686176</text:p>
          </table:table-cell>
          <table:table-cell table:formula="of:=[.C6]*[.D6]" office:value-type="float" office:value="0.00063767" calcext:value-type="float">
            <text:p>0.00063767</text:p>
          </table:table-cell>
          <table:table-cell/>
          <table:table-cell table:formula="of:=[.B6]-[.$F$35]" office:value-type="float" office:value="-0.00881679700949434" calcext:value-type="float">
            <text:p>-0.00881679700949434</text:p>
          </table:table-cell>
          <table:table-cell table:formula="of:=[.C6]-[.$G$35]" office:value-type="float" office:value="0.11520932566032" calcext:value-type="float">
            <text:p>0.11520932566032</text:p>
          </table:table-cell>
          <table:table-cell/>
          <table:table-cell table:formula="of:=[.D6]*[.I6]*[.J6]" office:value-type="float" office:value="-0.00000002031554475896" calcext:value-type="float">
            <text:p>-2.03155447589554E-08</text:p>
          </table:table-cell>
          <table:table-cell table:formula="of:=[.D6]*[.J6]*[.J6]" office:value-type="float" office:value="0.00000026546377438212" calcext:value-type="float">
            <text:p>2.65463774382114E-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.3091" calcext:value-type="float">
            <text:p>34.3091</text:p>
          </table:table-cell>
          <table:table-cell office:value-type="float" office:value="31.8836" calcext:value-type="float">
            <text:p>31.8836</text:p>
          </table:table-cell>
          <table:table-cell office:value-type="float" office:value="0.00001" calcext:value-type="float">
            <text:p>0.00001</text:p>
          </table:table-cell>
          <table:table-cell/>
          <table:table-cell table:formula="of:=[.B7]*[.D7]" office:value-type="float" office:value="0.000343091" calcext:value-type="float">
            <text:p>0.000343091</text:p>
          </table:table-cell>
          <table:table-cell table:formula="of:=[.C7]*[.D7]" office:value-type="float" office:value="0.000318836" calcext:value-type="float">
            <text:p>0.000318836</text:p>
          </table:table-cell>
          <table:table-cell/>
          <table:table-cell table:formula="of:=[.B7]-[.$F$35]" office:value-type="float" office:value="-0.00851679700949148" calcext:value-type="float">
            <text:p>-0.00851679700949148</text:p>
          </table:table-cell>
          <table:table-cell table:formula="of:=[.C7]-[.$G$35]" office:value-type="float" office:value="0.11530932566032" calcext:value-type="float">
            <text:p>0.11530932566032</text:p>
          </table:table-cell>
          <table:table-cell/>
          <table:table-cell table:formula="of:=[.D7]*[.I7]*[.J7]" office:value-type="float" office:value="-0.0000000098206611995" calcext:value-type="float">
            <text:p>-9.82066119950292E-09</text:p>
          </table:table-cell>
          <table:table-cell table:formula="of:=[.D7]*[.J7]*[.J7]" office:value-type="float" office:value="0.00000013296240584238" calcext:value-type="float">
            <text:p>1.32962405842377E-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3094" calcext:value-type="float">
            <text:p>34.3094</text:p>
          </table:table-cell>
          <table:table-cell office:value-type="float" office:value="31.8835" calcext:value-type="float">
            <text:p>31.8835</text:p>
          </table:table-cell>
          <table:table-cell office:value-type="float" office:value="0.00002" calcext:value-type="float">
            <text:p>0.00002</text:p>
          </table:table-cell>
          <table:table-cell/>
          <table:table-cell table:formula="of:=[.B8]*[.D8]" office:value-type="float" office:value="0.000686188" calcext:value-type="float">
            <text:p>0.000686188</text:p>
          </table:table-cell>
          <table:table-cell table:formula="of:=[.C8]*[.D8]" office:value-type="float" office:value="0.00063767" calcext:value-type="float">
            <text:p>0.00063767</text:p>
          </table:table-cell>
          <table:table-cell/>
          <table:table-cell table:formula="of:=[.B8]-[.$F$35]" office:value-type="float" office:value="-0.00821679700949574" calcext:value-type="float">
            <text:p>-0.00821679700949574</text:p>
          </table:table-cell>
          <table:table-cell table:formula="of:=[.C8]-[.$G$35]" office:value-type="float" office:value="0.11520932566032" calcext:value-type="float">
            <text:p>0.11520932566032</text:p>
          </table:table-cell>
          <table:table-cell/>
          <table:table-cell table:formula="of:=[.D8]*[.I8]*[.J8]" office:value-type="float" office:value="-0.00000001893303285103" calcext:value-type="float">
            <text:p>-1.89330328510348E-08</text:p>
          </table:table-cell>
          <table:table-cell table:formula="of:=[.D8]*[.J8]*[.J8]" office:value-type="float" office:value="0.00000026546377438212" calcext:value-type="float">
            <text:p>2.65463774382114E-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3098" calcext:value-type="float">
            <text:p>34.3098</text:p>
          </table:table-cell>
          <table:table-cell office:value-type="float" office:value="31.8833" calcext:value-type="float">
            <text:p>31.8833</text:p>
          </table:table-cell>
          <table:table-cell office:value-type="float" office:value="0.00013" calcext:value-type="float">
            <text:p>0.00013</text:p>
          </table:table-cell>
          <table:table-cell/>
          <table:table-cell table:formula="of:=[.B9]*[.D9]" office:value-type="float" office:value="0.004460274" calcext:value-type="float">
            <text:p>0.004460274</text:p>
          </table:table-cell>
          <table:table-cell table:formula="of:=[.C9]*[.D9]" office:value-type="float" office:value="0.004144829" calcext:value-type="float">
            <text:p>0.004144829</text:p>
          </table:table-cell>
          <table:table-cell/>
          <table:table-cell table:formula="of:=[.B9]-[.$F$35]" office:value-type="float" office:value="-0.00781679700948956" calcext:value-type="float">
            <text:p>-0.00781679700948956</text:p>
          </table:table-cell>
          <table:table-cell table:formula="of:=[.C9]-[.$G$35]" office:value-type="float" office:value="0.115009325660317" calcext:value-type="float">
            <text:p>0.115009325660317</text:p>
          </table:table-cell>
          <table:table-cell/>
          <table:table-cell table:formula="of:=[.D9]*[.I9]*[.J9]" office:value-type="float" office:value="-0.00000011687059187505" calcext:value-type="float">
            <text:p>-1.16870591875047E-07</text:p>
          </table:table-cell>
          <table:table-cell table:formula="of:=[.D9]*[.J9]*[.J9]" office:value-type="float" office:value="0.00000171952884854931" calcext:value-type="float">
            <text:p>1.71952884854931E-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.3101" calcext:value-type="float">
            <text:p>34.3101</text:p>
          </table:table-cell>
          <table:table-cell office:value-type="float" office:value="31.882" calcext:value-type="float">
            <text:p>31.882</text:p>
          </table:table-cell>
          <table:table-cell office:value-type="float" office:value="0.00098" calcext:value-type="float">
            <text:p>0.00098</text:p>
          </table:table-cell>
          <table:table-cell/>
          <table:table-cell table:formula="of:=[.B10]*[.D10]" office:value-type="float" office:value="0.033623898" calcext:value-type="float">
            <text:p>0.033623898</text:p>
          </table:table-cell>
          <table:table-cell table:formula="of:=[.C10]*[.D10]" office:value-type="float" office:value="0.03124436" calcext:value-type="float">
            <text:p>0.03124436</text:p>
          </table:table-cell>
          <table:table-cell/>
          <table:table-cell table:formula="of:=[.B10]-[.$F$35]" office:value-type="float" office:value="-0.00751679700949381" calcext:value-type="float">
            <text:p>-0.00751679700949381</text:p>
          </table:table-cell>
          <table:table-cell table:formula="of:=[.C10]-[.$G$35]" office:value-type="float" office:value="0.11370932566032" calcext:value-type="float">
            <text:p>0.11370932566032</text:p>
          </table:table-cell>
          <table:table-cell/>
          <table:table-cell table:formula="of:=[.D10]*[.I10]*[.J10]" office:value-type="float" office:value="-0.00000083763532069355" calcext:value-type="float">
            <text:p>-8.37635320693551E-07</text:p>
          </table:table-cell>
          <table:table-cell table:formula="of:=[.D10]*[.J10]*[.J10]" office:value-type="float" office:value="0.0000126712145272822" calcext:value-type="float">
            <text:p>1.26712145272822E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3104" calcext:value-type="float">
            <text:p>34.3104</text:p>
          </table:table-cell>
          <table:table-cell office:value-type="float" office:value="31.8833" calcext:value-type="float">
            <text:p>31.8833</text:p>
          </table:table-cell>
          <table:table-cell office:value-type="float" office:value="0.00013" calcext:value-type="float">
            <text:p>0.00013</text:p>
          </table:table-cell>
          <table:table-cell/>
          <table:table-cell table:formula="of:=[.B11]*[.D11]" office:value-type="float" office:value="0.004460352" calcext:value-type="float">
            <text:p>0.004460352</text:p>
          </table:table-cell>
          <table:table-cell table:formula="of:=[.C11]*[.D11]" office:value-type="float" office:value="0.004144829" calcext:value-type="float">
            <text:p>0.004144829</text:p>
          </table:table-cell>
          <table:table-cell/>
          <table:table-cell table:formula="of:=[.B11]-[.$F$35]" office:value-type="float" office:value="-0.00721679700949096" calcext:value-type="float">
            <text:p>-0.00721679700949096</text:p>
          </table:table-cell>
          <table:table-cell table:formula="of:=[.C11]-[.$G$35]" office:value-type="float" office:value="0.115009325660317" calcext:value-type="float">
            <text:p>0.115009325660317</text:p>
          </table:table-cell>
          <table:table-cell/>
          <table:table-cell table:formula="of:=[.D11]*[.I11]*[.J11]" office:value-type="float" office:value="-0.00000010789986447356" calcext:value-type="float">
            <text:p>-1.07899864473563E-07</text:p>
          </table:table-cell>
          <table:table-cell table:formula="of:=[.D11]*[.J11]*[.J11]" office:value-type="float" office:value="0.00000171952884854931" calcext:value-type="float">
            <text:p>1.71952884854931E-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.3107" calcext:value-type="float">
            <text:p>34.3107</text:p>
          </table:table-cell>
          <table:table-cell office:value-type="float" office:value="31.8835" calcext:value-type="float">
            <text:p>31.8835</text:p>
          </table:table-cell>
          <table:table-cell office:value-type="float" office:value="0.00004" calcext:value-type="float">
            <text:p>0.00004</text:p>
          </table:table-cell>
          <table:table-cell/>
          <table:table-cell table:formula="of:=[.B12]*[.D12]" office:value-type="float" office:value="0.001372428" calcext:value-type="float">
            <text:p>0.001372428</text:p>
          </table:table-cell>
          <table:table-cell table:formula="of:=[.C12]*[.D12]" office:value-type="float" office:value="0.00127534" calcext:value-type="float">
            <text:p>0.00127534</text:p>
          </table:table-cell>
          <table:table-cell/>
          <table:table-cell table:formula="of:=[.B12]-[.$F$35]" office:value-type="float" office:value="-0.00691679700949521" calcext:value-type="float">
            <text:p>-0.00691679700949521</text:p>
          </table:table-cell>
          <table:table-cell table:formula="of:=[.C12]-[.$G$35]" office:value-type="float" office:value="0.11520932566032" calcext:value-type="float">
            <text:p>0.11520932566032</text:p>
          </table:table-cell>
          <table:table-cell/>
          <table:table-cell table:formula="of:=[.D12]*[.I12]*[.J12]" office:value-type="float" office:value="-0.00000003187518076773" calcext:value-type="float">
            <text:p>-3.18751807677305E-08</text:p>
          </table:table-cell>
          <table:table-cell table:formula="of:=[.D12]*[.J12]*[.J12]" office:value-type="float" office:value="0.00000053092754876423" calcext:value-type="float">
            <text:p>5.30927548764228E-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311" calcext:value-type="float">
            <text:p>34.311</text:p>
          </table:table-cell>
          <table:table-cell office:value-type="float" office:value="31.8833" calcext:value-type="float">
            <text:p>31.8833</text:p>
          </table:table-cell>
          <table:table-cell office:value-type="float" office:value="0.00013" calcext:value-type="float">
            <text:p>0.00013</text:p>
          </table:table-cell>
          <table:table-cell/>
          <table:table-cell table:formula="of:=[.B13]*[.D13]" office:value-type="float" office:value="0.00446043" calcext:value-type="float">
            <text:p>0.00446043</text:p>
          </table:table-cell>
          <table:table-cell table:formula="of:=[.C13]*[.D13]" office:value-type="float" office:value="0.004144829" calcext:value-type="float">
            <text:p>0.004144829</text:p>
          </table:table-cell>
          <table:table-cell/>
          <table:table-cell table:formula="of:=[.B13]-[.$F$35]" office:value-type="float" office:value="-0.00661679700949236" calcext:value-type="float">
            <text:p>-0.00661679700949236</text:p>
          </table:table-cell>
          <table:table-cell table:formula="of:=[.C13]-[.$G$35]" office:value-type="float" office:value="0.115009325660317" calcext:value-type="float">
            <text:p>0.115009325660317</text:p>
          </table:table-cell>
          <table:table-cell/>
          <table:table-cell table:formula="of:=[.D13]*[.I13]*[.J13]" office:value-type="float" office:value="-0.00000009892913707208" calcext:value-type="float">
            <text:p>-9.89291370720794E-08</text:p>
          </table:table-cell>
          <table:table-cell table:formula="of:=[.D13]*[.J13]*[.J13]" office:value-type="float" office:value="0.00000171952884854931" calcext:value-type="float">
            <text:p>1.71952884854931E-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3113" calcext:value-type="float">
            <text:p>34.3113</text:p>
          </table:table-cell>
          <table:table-cell office:value-type="float" office:value="31.882" calcext:value-type="float">
            <text:p>31.882</text:p>
          </table:table-cell>
          <table:table-cell office:value-type="float" office:value="0.00098" calcext:value-type="float">
            <text:p>0.00098</text:p>
          </table:table-cell>
          <table:table-cell/>
          <table:table-cell table:formula="of:=[.B14]*[.D14]" office:value-type="float" office:value="0.033625074" calcext:value-type="float">
            <text:p>0.033625074</text:p>
          </table:table-cell>
          <table:table-cell table:formula="of:=[.C14]*[.D14]" office:value-type="float" office:value="0.03124436" calcext:value-type="float">
            <text:p>0.03124436</text:p>
          </table:table-cell>
          <table:table-cell/>
          <table:table-cell table:formula="of:=[.B14]-[.$F$35]" office:value-type="float" office:value="-0.00631679700948951" calcext:value-type="float">
            <text:p>-0.00631679700948951</text:p>
          </table:table-cell>
          <table:table-cell table:formula="of:=[.C14]-[.$G$35]" office:value-type="float" office:value="0.11370932566032" calcext:value-type="float">
            <text:p>0.11370932566032</text:p>
          </table:table-cell>
          <table:table-cell/>
          <table:table-cell table:formula="of:=[.D14]*[.I14]*[.J14]" office:value-type="float" office:value="-0.00000070391315371654" calcext:value-type="float">
            <text:p>-7.03913153716535E-07</text:p>
          </table:table-cell>
          <table:table-cell table:formula="of:=[.D14]*[.J14]*[.J14]" office:value-type="float" office:value="0.0000126712145272822" calcext:value-type="float">
            <text:p>1.26712145272822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.3116" calcext:value-type="float">
            <text:p>34.3116</text:p>
          </table:table-cell>
          <table:table-cell office:value-type="float" office:value="31.8833" calcext:value-type="float">
            <text:p>31.8833</text:p>
          </table:table-cell>
          <table:table-cell office:value-type="float" office:value="0.00013" calcext:value-type="float">
            <text:p>0.00013</text:p>
          </table:table-cell>
          <table:table-cell/>
          <table:table-cell table:formula="of:=[.B15]*[.D15]" office:value-type="float" office:value="0.004460508" calcext:value-type="float">
            <text:p>0.004460508</text:p>
          </table:table-cell>
          <table:table-cell table:formula="of:=[.C15]*[.D15]" office:value-type="float" office:value="0.004144829" calcext:value-type="float">
            <text:p>0.004144829</text:p>
          </table:table-cell>
          <table:table-cell/>
          <table:table-cell table:formula="of:=[.B15]-[.$F$35]" office:value-type="float" office:value="-0.00601679700949376" calcext:value-type="float">
            <text:p>-0.00601679700949376</text:p>
          </table:table-cell>
          <table:table-cell table:formula="of:=[.C15]-[.$G$35]" office:value-type="float" office:value="0.115009325660317" calcext:value-type="float">
            <text:p>0.115009325660317</text:p>
          </table:table-cell>
          <table:table-cell/>
          <table:table-cell table:formula="of:=[.D15]*[.I15]*[.J15]" office:value-type="float" office:value="-0.0000000899584096706" calcext:value-type="float">
            <text:p>-8.99584096705956E-08</text:p>
          </table:table-cell>
          <table:table-cell table:formula="of:=[.D15]*[.J15]*[.J15]" office:value-type="float" office:value="0.00000171952884854931" calcext:value-type="float">
            <text:p>1.71952884854931E-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3119" calcext:value-type="float">
            <text:p>34.3119</text:p>
          </table:table-cell>
          <table:table-cell office:value-type="float" office:value="31.8835" calcext:value-type="float">
            <text:p>31.8835</text:p>
          </table:table-cell>
          <table:table-cell office:value-type="float" office:value="0.00002" calcext:value-type="float">
            <text:p>0.00002</text:p>
          </table:table-cell>
          <table:table-cell/>
          <table:table-cell table:formula="of:=[.B16]*[.D16]" office:value-type="float" office:value="0.000686238" calcext:value-type="float">
            <text:p>0.000686238</text:p>
          </table:table-cell>
          <table:table-cell table:formula="of:=[.C16]*[.D16]" office:value-type="float" office:value="0.00063767" calcext:value-type="float">
            <text:p>0.00063767</text:p>
          </table:table-cell>
          <table:table-cell/>
          <table:table-cell table:formula="of:=[.B16]-[.$F$35]" office:value-type="float" office:value="-0.0057167970094909" calcext:value-type="float">
            <text:p>-0.0057167970094909</text:p>
          </table:table-cell>
          <table:table-cell table:formula="of:=[.C16]-[.$G$35]" office:value-type="float" office:value="0.11520932566032" calcext:value-type="float">
            <text:p>0.11520932566032</text:p>
          </table:table-cell>
          <table:table-cell/>
          <table:table-cell table:formula="of:=[.D16]*[.I16]*[.J16]" office:value-type="float" office:value="-0.00000001317256656801" calcext:value-type="float">
            <text:p>-1.31725665680076E-08</text:p>
          </table:table-cell>
          <table:table-cell table:formula="of:=[.D16]*[.J16]*[.J16]" office:value-type="float" office:value="0.00000026546377438212" calcext:value-type="float">
            <text:p>2.65463774382114E-0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3123" calcext:value-type="float">
            <text:p>34.3123</text:p>
          </table:table-cell>
          <table:table-cell office:value-type="float" office:value="31.8836" calcext:value-type="float">
            <text:p>31.88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*[.D17]" office:value-type="float" office:value="0" calcext:value-type="float">
            <text:p>0</text:p>
          </table:table-cell>
          <table:table-cell table:formula="of:=[.C17]*[.D17]" office:value-type="float" office:value="0" calcext:value-type="float">
            <text:p>0</text:p>
          </table:table-cell>
          <table:table-cell/>
          <table:table-cell table:formula="of:=[.B17]-[.$F$35]" office:value-type="float" office:value="-0.00531679700949184" calcext:value-type="float">
            <text:p>-0.00531679700949184</text:p>
          </table:table-cell>
          <table:table-cell table:formula="of:=[.C17]-[.$G$35]" office:value-type="float" office:value="0.11530932566032" calcext:value-type="float">
            <text:p>0.11530932566032</text:p>
          </table:table-cell>
          <table:table-cell/>
          <table:table-cell table:formula="of:=[.D17]*[.I17]*[.J17]" office:value-type="float" office:value="-0" calcext:value-type="float">
            <text:p>0</text:p>
          </table:table-cell>
          <table:table-cell table:formula="of:=[.D17]*[.J17]*[.J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.3126" calcext:value-type="float">
            <text:p>34.3126</text:p>
          </table:table-cell>
          <table:table-cell office:value-type="float" office:value="31.8836" calcext:value-type="float">
            <text:p>31.88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*[.D18]" office:value-type="float" office:value="0" calcext:value-type="float">
            <text:p>0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formula="of:=[.B18]-[.$F$35]" office:value-type="float" office:value="-0.00501679700948898" calcext:value-type="float">
            <text:p>-0.00501679700948898</text:p>
          </table:table-cell>
          <table:table-cell table:formula="of:=[.C18]-[.$G$35]" office:value-type="float" office:value="0.11530932566032" calcext:value-type="float">
            <text:p>0.11530932566032</text:p>
          </table:table-cell>
          <table:table-cell/>
          <table:table-cell table:formula="of:=[.D18]*[.I18]*[.J18]" office:value-type="float" office:value="-0" calcext:value-type="float">
            <text:p>0</text:p>
          </table:table-cell>
          <table:table-cell table:formula="of:=[.D18]*[.J18]*[.J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.3129" calcext:value-type="float">
            <text:p>34.3129</text:p>
          </table:table-cell>
          <table:table-cell office:value-type="float" office:value="31.8836" calcext:value-type="float">
            <text:p>31.88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[.D19]" office:value-type="float" office:value="0" calcext:value-type="float">
            <text:p>0</text:p>
          </table:table-cell>
          <table:table-cell table:formula="of:=[.C19]*[.D19]" office:value-type="float" office:value="0" calcext:value-type="float">
            <text:p>0</text:p>
          </table:table-cell>
          <table:table-cell/>
          <table:table-cell table:formula="of:=[.B19]-[.$F$35]" office:value-type="float" office:value="-0.00471679700949323" calcext:value-type="float">
            <text:p>-0.00471679700949323</text:p>
          </table:table-cell>
          <table:table-cell table:formula="of:=[.C19]-[.$G$35]" office:value-type="float" office:value="0.11530932566032" calcext:value-type="float">
            <text:p>0.11530932566032</text:p>
          </table:table-cell>
          <table:table-cell/>
          <table:table-cell table:formula="of:=[.D19]*[.I19]*[.J19]" office:value-type="float" office:value="-0" calcext:value-type="float">
            <text:p>0</text:p>
          </table:table-cell>
          <table:table-cell table:formula="of:=[.D19]*[.J19]*[.J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3132" calcext:value-type="float">
            <text:p>34.3132</text:p>
          </table:table-cell>
          <table:table-cell office:value-type="float" office:value="31.8836" calcext:value-type="float">
            <text:p>31.88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*[.D20]" office:value-type="float" office:value="0" calcext:value-type="float">
            <text:p>0</text:p>
          </table:table-cell>
          <table:table-cell table:formula="of:=[.C20]*[.D20]" office:value-type="float" office:value="0" calcext:value-type="float">
            <text:p>0</text:p>
          </table:table-cell>
          <table:table-cell/>
          <table:table-cell table:formula="of:=[.B20]-[.$F$35]" office:value-type="float" office:value="-0.00441679700949038" calcext:value-type="float">
            <text:p>-0.00441679700949038</text:p>
          </table:table-cell>
          <table:table-cell table:formula="of:=[.C20]-[.$G$35]" office:value-type="float" office:value="0.11530932566032" calcext:value-type="float">
            <text:p>0.11530932566032</text:p>
          </table:table-cell>
          <table:table-cell/>
          <table:table-cell table:formula="of:=[.D20]*[.I20]*[.J20]" office:value-type="float" office:value="-0" calcext:value-type="float">
            <text:p>0</text:p>
          </table:table-cell>
          <table:table-cell table:formula="of:=[.D20]*[.J20]*[.J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.3135" calcext:value-type="float">
            <text:p>34.3135</text:p>
          </table:table-cell>
          <table:table-cell office:value-type="float" office:value="31.8836" calcext:value-type="float">
            <text:p>31.88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*[.D21]" office:value-type="float" office:value="0" calcext:value-type="float">
            <text:p>0</text:p>
          </table:table-cell>
          <table:table-cell table:formula="of:=[.C21]*[.D21]" office:value-type="float" office:value="0" calcext:value-type="float">
            <text:p>0</text:p>
          </table:table-cell>
          <table:table-cell/>
          <table:table-cell table:formula="of:=[.B21]-[.$F$35]" office:value-type="float" office:value="-0.00411679700949463" calcext:value-type="float">
            <text:p>-0.00411679700949463</text:p>
          </table:table-cell>
          <table:table-cell table:formula="of:=[.C21]-[.$G$35]" office:value-type="float" office:value="0.11530932566032" calcext:value-type="float">
            <text:p>0.11530932566032</text:p>
          </table:table-cell>
          <table:table-cell/>
          <table:table-cell table:formula="of:=[.D21]*[.I21]*[.J21]" office:value-type="float" office:value="-0" calcext:value-type="float">
            <text:p>0</text:p>
          </table:table-cell>
          <table:table-cell table:formula="of:=[.D21]*[.J21]*[.J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.3138" calcext:value-type="float">
            <text:p>34.3138</text:p>
          </table:table-cell>
          <table:table-cell office:value-type="float" office:value="31.8836" calcext:value-type="float">
            <text:p>31.88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]*[.D22]" office:value-type="float" office:value="0" calcext:value-type="float">
            <text:p>0</text:p>
          </table:table-cell>
          <table:table-cell table:formula="of:=[.C22]*[.D22]" office:value-type="float" office:value="0" calcext:value-type="float">
            <text:p>0</text:p>
          </table:table-cell>
          <table:table-cell/>
          <table:table-cell table:formula="of:=[.B22]-[.$F$35]" office:value-type="float" office:value="-0.00381679700949178" calcext:value-type="float">
            <text:p>-0.00381679700949178</text:p>
          </table:table-cell>
          <table:table-cell table:formula="of:=[.C22]-[.$G$35]" office:value-type="float" office:value="0.11530932566032" calcext:value-type="float">
            <text:p>0.11530932566032</text:p>
          </table:table-cell>
          <table:table-cell/>
          <table:table-cell table:formula="of:=[.D22]*[.I22]*[.J22]" office:value-type="float" office:value="-0" calcext:value-type="float">
            <text:p>0</text:p>
          </table:table-cell>
          <table:table-cell table:formula="of:=[.D22]*[.J22]*[.J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3141" calcext:value-type="float">
            <text:p>34.3141</text:p>
          </table:table-cell>
          <table:table-cell office:value-type="float" office:value="31.8836" calcext:value-type="float">
            <text:p>31.88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3]*[.D23]" office:value-type="float" office:value="0" calcext:value-type="float">
            <text:p>0</text:p>
          </table:table-cell>
          <table:table-cell table:formula="of:=[.C23]*[.D23]" office:value-type="float" office:value="0" calcext:value-type="float">
            <text:p>0</text:p>
          </table:table-cell>
          <table:table-cell/>
          <table:table-cell table:formula="of:=[.B23]-[.$F$35]" office:value-type="float" office:value="-0.00351679700948893" calcext:value-type="float">
            <text:p>-0.00351679700948893</text:p>
          </table:table-cell>
          <table:table-cell table:formula="of:=[.C23]-[.$G$35]" office:value-type="float" office:value="0.11530932566032" calcext:value-type="float">
            <text:p>0.11530932566032</text:p>
          </table:table-cell>
          <table:table-cell/>
          <table:table-cell table:formula="of:=[.D23]*[.I23]*[.J23]" office:value-type="float" office:value="-0" calcext:value-type="float">
            <text:p>0</text:p>
          </table:table-cell>
          <table:table-cell table:formula="of:=[.D23]*[.J23]*[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3144" calcext:value-type="float">
            <text:p>34.3144</text:p>
          </table:table-cell>
          <table:table-cell office:value-type="float" office:value="31.8836" calcext:value-type="float">
            <text:p>31.88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4]*[.D24]" office:value-type="float" office:value="0" calcext:value-type="float">
            <text:p>0</text:p>
          </table:table-cell>
          <table:table-cell table:formula="of:=[.C24]*[.D24]" office:value-type="float" office:value="0" calcext:value-type="float">
            <text:p>0</text:p>
          </table:table-cell>
          <table:table-cell/>
          <table:table-cell table:formula="of:=[.B24]-[.$F$35]" office:value-type="float" office:value="-0.00321679700949318" calcext:value-type="float">
            <text:p>-0.00321679700949318</text:p>
          </table:table-cell>
          <table:table-cell table:formula="of:=[.C24]-[.$G$35]" office:value-type="float" office:value="0.11530932566032" calcext:value-type="float">
            <text:p>0.11530932566032</text:p>
          </table:table-cell>
          <table:table-cell/>
          <table:table-cell table:formula="of:=[.D24]*[.I24]*[.J24]" office:value-type="float" office:value="-0" calcext:value-type="float">
            <text:p>0</text:p>
          </table:table-cell>
          <table:table-cell table:formula="of:=[.D24]*[.J24]*[.J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.3148" calcext:value-type="float">
            <text:p>34.3148</text:p>
          </table:table-cell>
          <table:table-cell office:value-type="float" office:value="31.8836" calcext:value-type="float">
            <text:p>31.88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5]*[.D25]" office:value-type="float" office:value="0" calcext:value-type="float">
            <text:p>0</text:p>
          </table:table-cell>
          <table:table-cell table:formula="of:=[.C25]*[.D25]" office:value-type="float" office:value="0" calcext:value-type="float">
            <text:p>0</text:p>
          </table:table-cell>
          <table:table-cell/>
          <table:table-cell table:formula="of:=[.B25]-[.$F$35]" office:value-type="float" office:value="-0.00281679700949411" calcext:value-type="float">
            <text:p>-0.00281679700949411</text:p>
          </table:table-cell>
          <table:table-cell table:formula="of:=[.C25]-[.$G$35]" office:value-type="float" office:value="0.11530932566032" calcext:value-type="float">
            <text:p>0.11530932566032</text:p>
          </table:table-cell>
          <table:table-cell/>
          <table:table-cell table:formula="of:=[.D25]*[.I25]*[.J25]" office:value-type="float" office:value="-0" calcext:value-type="float">
            <text:p>0</text:p>
          </table:table-cell>
          <table:table-cell table:formula="of:=[.D25]*[.J25]*[.J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.3151" calcext:value-type="float">
            <text:p>34.3151</text:p>
          </table:table-cell>
          <table:table-cell office:value-type="float" office:value="31.8836" calcext:value-type="float">
            <text:p>31.88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6]*[.D26]" office:value-type="float" office:value="0" calcext:value-type="float">
            <text:p>0</text:p>
          </table:table-cell>
          <table:table-cell table:formula="of:=[.C26]*[.D26]" office:value-type="float" office:value="0" calcext:value-type="float">
            <text:p>0</text:p>
          </table:table-cell>
          <table:table-cell/>
          <table:table-cell table:formula="of:=[.B26]-[.$F$35]" office:value-type="float" office:value="-0.00251679700949126" calcext:value-type="float">
            <text:p>-0.00251679700949126</text:p>
          </table:table-cell>
          <table:table-cell table:formula="of:=[.C26]-[.$G$35]" office:value-type="float" office:value="0.11530932566032" calcext:value-type="float">
            <text:p>0.11530932566032</text:p>
          </table:table-cell>
          <table:table-cell/>
          <table:table-cell table:formula="of:=[.D26]*[.I26]*[.J26]" office:value-type="float" office:value="-0" calcext:value-type="float">
            <text:p>0</text:p>
          </table:table-cell>
          <table:table-cell table:formula="of:=[.D26]*[.J26]*[.J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.3154" calcext:value-type="float">
            <text:p>34.3154</text:p>
          </table:table-cell>
          <table:table-cell office:value-type="float" office:value="31.8836" calcext:value-type="float">
            <text:p>31.8836</text:p>
          </table:table-cell>
          <table:table-cell office:value-type="float" office:value="0.00001" calcext:value-type="float">
            <text:p>0.00001</text:p>
          </table:table-cell>
          <table:table-cell/>
          <table:table-cell table:formula="of:=[.B27]*[.D27]" office:value-type="float" office:value="0.000343154" calcext:value-type="float">
            <text:p>0.000343154</text:p>
          </table:table-cell>
          <table:table-cell table:formula="of:=[.C27]*[.D27]" office:value-type="float" office:value="0.000318836" calcext:value-type="float">
            <text:p>0.000318836</text:p>
          </table:table-cell>
          <table:table-cell/>
          <table:table-cell table:formula="of:=[.B27]-[.$F$35]" office:value-type="float" office:value="-0.00221679700949551" calcext:value-type="float">
            <text:p>-0.00221679700949551</text:p>
          </table:table-cell>
          <table:table-cell table:formula="of:=[.C27]-[.$G$35]" office:value-type="float" office:value="0.11530932566032" calcext:value-type="float">
            <text:p>0.11530932566032</text:p>
          </table:table-cell>
          <table:table-cell/>
          <table:table-cell table:formula="of:=[.D27]*[.I27]*[.J27]" office:value-type="float" office:value="-0.00000000255617368291" calcext:value-type="float">
            <text:p>-2.55617368290741E-09</text:p>
          </table:table-cell>
          <table:table-cell table:formula="of:=[.D27]*[.J27]*[.J27]" office:value-type="float" office:value="0.00000013296240584238" calcext:value-type="float">
            <text:p>1.32962405842377E-0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.3157" calcext:value-type="float">
            <text:p>34.3157</text:p>
          </table:table-cell>
          <table:table-cell office:value-type="float" office:value="31.8835" calcext:value-type="float">
            <text:p>31.8835</text:p>
          </table:table-cell>
          <table:table-cell office:value-type="float" office:value="0.00004" calcext:value-type="float">
            <text:p>0.00004</text:p>
          </table:table-cell>
          <table:table-cell/>
          <table:table-cell table:formula="of:=[.B28]*[.D28]" office:value-type="float" office:value="0.001372628" calcext:value-type="float">
            <text:p>0.001372628</text:p>
          </table:table-cell>
          <table:table-cell table:formula="of:=[.C28]*[.D28]" office:value-type="float" office:value="0.00127534" calcext:value-type="float">
            <text:p>0.00127534</text:p>
          </table:table-cell>
          <table:table-cell/>
          <table:table-cell table:formula="of:=[.B28]-[.$F$35]" office:value-type="float" office:value="-0.00191679700949265" calcext:value-type="float">
            <text:p>-0.00191679700949265</text:p>
          </table:table-cell>
          <table:table-cell table:formula="of:=[.C28]-[.$G$35]" office:value-type="float" office:value="0.11520932566032" calcext:value-type="float">
            <text:p>0.11520932566032</text:p>
          </table:table-cell>
          <table:table-cell/>
          <table:table-cell table:formula="of:=[.D28]*[.I28]*[.J28]" office:value-type="float" office:value="-0.00000000883331563565" calcext:value-type="float">
            <text:p>-8.83331563565468E-09</text:p>
          </table:table-cell>
          <table:table-cell table:formula="of:=[.D28]*[.J28]*[.J28]" office:value-type="float" office:value="0.00000053092754876423" calcext:value-type="float">
            <text:p>5.30927548764228E-0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.316" calcext:value-type="float">
            <text:p>34.316</text:p>
          </table:table-cell>
          <table:table-cell office:value-type="float" office:value="31.8831" calcext:value-type="float">
            <text:p>31.8831</text:p>
          </table:table-cell>
          <table:table-cell office:value-type="float" office:value="0.00032" calcext:value-type="float">
            <text:p>0.00032</text:p>
          </table:table-cell>
          <table:table-cell/>
          <table:table-cell table:formula="of:=[.B29]*[.D29]" office:value-type="float" office:value="0.01098112" calcext:value-type="float">
            <text:p>0.01098112</text:p>
          </table:table-cell>
          <table:table-cell table:formula="of:=[.C29]*[.D29]" office:value-type="float" office:value="0.010202592" calcext:value-type="float">
            <text:p>0.010202592</text:p>
          </table:table-cell>
          <table:table-cell/>
          <table:table-cell table:formula="of:=[.B29]-[.$F$35]" office:value-type="float" office:value="-0.0016167970094898" calcext:value-type="float">
            <text:p>-0.0016167970094898</text:p>
          </table:table-cell>
          <table:table-cell table:formula="of:=[.C29]-[.$G$35]" office:value-type="float" office:value="0.114809325660318" calcext:value-type="float">
            <text:p>0.114809325660318</text:p>
          </table:table-cell>
          <table:table-cell/>
          <table:table-cell table:formula="of:=[.D29]*[.I29]*[.J29]" office:value-type="float" office:value="-0.00000005939947980453" calcext:value-type="float">
            <text:p>-5.93994798045255E-08</text:p>
          </table:table-cell>
          <table:table-cell table:formula="of:=[.D29]*[.J29]*[.J29]" office:value-type="float" office:value="0.00000421797800274459" calcext:value-type="float">
            <text:p>4.21797800274459E-0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3166" calcext:value-type="float">
            <text:p>34.3166</text:p>
          </table:table-cell>
          <table:table-cell office:value-type="float" office:value="31.8799" calcext:value-type="float">
            <text:p>31.8799</text:p>
          </table:table-cell>
          <table:table-cell office:value-type="float" office:value="0.00237" calcext:value-type="float">
            <text:p>0.00237</text:p>
          </table:table-cell>
          <table:table-cell/>
          <table:table-cell table:formula="of:=[.B30]*[.D30]" office:value-type="float" office:value="0.081330342" calcext:value-type="float">
            <text:p>0.081330342</text:p>
          </table:table-cell>
          <table:table-cell table:formula="of:=[.C30]*[.D30]" office:value-type="float" office:value="0.075555363" calcext:value-type="float">
            <text:p>0.075555363</text:p>
          </table:table-cell>
          <table:table-cell/>
          <table:table-cell table:formula="of:=[.B30]-[.$F$35]" office:value-type="float" office:value="-0.0010167970094912" calcext:value-type="float">
            <text:p>-0.0010167970094912</text:p>
          </table:table-cell>
          <table:table-cell table:formula="of:=[.C30]-[.$G$35]" office:value-type="float" office:value="0.111609325660318" calcext:value-type="float">
            <text:p>0.111609325660318</text:p>
          </table:table-cell>
          <table:table-cell/>
          <table:table-cell table:formula="of:=[.D30]*[.I30]*[.J30]" office:value-type="float" office:value="-0.0000002689571476937" calcext:value-type="float">
            <text:p>-2.68957147693695E-07</text:p>
          </table:table-cell>
          <table:table-cell table:formula="of:=[.D30]*[.J30]*[.J30]" office:value-type="float" office:value="0.0000295222405312116" calcext:value-type="float">
            <text:p>2.95222405312116E-0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.3189" calcext:value-type="float">
            <text:p>34.3189</text:p>
          </table:table-cell>
          <table:table-cell office:value-type="float" office:value="31.8565" calcext:value-type="float">
            <text:p>31.8565</text:p>
          </table:table-cell>
          <table:table-cell office:value-type="float" office:value="0.01737" calcext:value-type="float">
            <text:p>0.01737</text:p>
          </table:table-cell>
          <table:table-cell/>
          <table:table-cell table:formula="of:=[.B31]*[.D31]" office:value-type="float" office:value="0.596119293" calcext:value-type="float">
            <text:p>0.596119293</text:p>
          </table:table-cell>
          <table:table-cell table:formula="of:=[.C31]*[.D31]" office:value-type="float" office:value="0.553347405" calcext:value-type="float">
            <text:p>0.553347405</text:p>
          </table:table-cell>
          <table:table-cell/>
          <table:table-cell table:formula="of:=[.B31]-[.$F$35]" office:value-type="float" office:value="0.00128320299050699" calcext:value-type="float">
            <text:p>0.00128320299050699</text:p>
          </table:table-cell>
          <table:table-cell table:formula="of:=[.C31]-[.$G$35]" office:value-type="float" office:value="0.0882093256603191" calcext:value-type="float">
            <text:p>0.0882093256603191</text:p>
          </table:table-cell>
          <table:table-cell/>
          <table:table-cell table:formula="of:=[.D31]*[.I31]*[.J31]" office:value-type="float" office:value="0.00000196611847220159" calcext:value-type="float">
            <text:p>1.96611847220159E-06</text:p>
          </table:table-cell>
          <table:table-cell table:formula="of:=[.D31]*[.J31]*[.J31]" office:value-type="float" office:value="0.000135153974767996" calcext:value-type="float">
            <text:p>0.00013515397476799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.3329" calcext:value-type="float">
            <text:p>34.3329</text:p>
          </table:table-cell>
          <table:table-cell office:value-type="float" office:value="31.7343" calcext:value-type="float">
            <text:p>31.7343</text:p>
          </table:table-cell>
          <table:table-cell office:value-type="float" office:value="0.09622" calcext:value-type="float">
            <text:p>0.09622</text:p>
          </table:table-cell>
          <table:table-cell/>
          <table:table-cell table:formula="of:=[.B32]*[.D32]" office:value-type="float" office:value="3.303511638" calcext:value-type="float">
            <text:p>3.303511638</text:p>
          </table:table-cell>
          <table:table-cell table:formula="of:=[.C32]*[.D32]" office:value-type="float" office:value="3.053474346" calcext:value-type="float">
            <text:p>3.053474346</text:p>
          </table:table-cell>
          <table:table-cell/>
          <table:table-cell table:formula="of:=[.B32]-[.$F$35]" office:value-type="float" office:value="0.0152832029905099" calcext:value-type="float">
            <text:p>0.0152832029905099</text:p>
          </table:table-cell>
          <table:table-cell table:formula="of:=[.C32]-[.$G$35]" office:value-type="float" office:value="-0.0339906743396803" calcext:value-type="float">
            <text:p>-0.0339906743396803</text:p>
          </table:table-cell>
          <table:table-cell/>
          <table:table-cell table:formula="of:=[.D32]*[.I32]*[.J32]" office:value-type="float" office:value="-0.0000499849790715522" calcext:value-type="float">
            <text:p>-4.99849790715522E-05</text:p>
          </table:table-cell>
          <table:table-cell table:formula="of:=[.D32]*[.J32]*[.J32]" office:value-type="float" office:value="0.00011116931094561" calcext:value-type="float">
            <text:p>0.0001111693109456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formula="of:=SUM([.D1:.D32])" office:value-type="float" office:value="0.20331" calcext:value-type="float">
            <text:p>0.20331</text:p>
          </table:table-cell>
          <table:table-cell/>
          <table:table-cell table:formula="of:=SUM([.F1:.F32])" office:value-type="float" office:value="6.977114671" calcext:value-type="float">
            <text:p>6.977114671</text:p>
          </table:table-cell>
          <table:table-cell table:formula="of:=SUM([.G1:.G32])" office:value-type="float" office:value="6.458811177" calcext:value-type="float">
            <text:p>6.458811177</text:p>
          </table:table-cell>
          <table:table-cell table:number-columns-repeated="4"/>
          <table:table-cell table:formula="of:=SUM([.L1:.L32])" office:value-type="float" office:value="-0.0000613903718528781" calcext:value-type="float">
            <text:p>-6.13903718528781E-05</text:p>
          </table:table-cell>
          <table:table-cell table:formula="of:=SUM([.M1:.M32])" office:value-type="float" office:value="0.000448545269718544" calcext:value-type="float">
            <text:p>0.000448545269718544</text:p>
          </table:table-cell>
          <table:table-cell table:formula="of:=[.L34]/[.M34]" office:value-type="float" office:value="-0.136865498306113" calcext:value-type="float">
            <text:p>-0.136865498306113</text:p>
          </table:table-cell>
        </table:table-row>
        <table:table-row table:style-name="ro1">
          <table:table-cell table:number-columns-repeated="5"/>
          <table:table-cell table:formula="of:=[.F34]/[.D34]" office:value-type="float" office:value="34.3176167970095" calcext:value-type="float">
            <text:p>34.3176167970095</text:p>
          </table:table-cell>
          <table:table-cell table:formula="of:=[.G34]/[.D34]" office:value-type="float" office:value="31.7682906743397" calcext:value-type="float">
            <text:p>31.768290674339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03T18:38:13.813337196</dc:date>
    <meta:editing-duration>PT2H14M35S</meta:editing-duration>
    <meta:editing-cycles>2</meta:editing-cycles>
    <meta:generator>LibreOffice/7.3.7.2$Linux_X86_64 LibreOffice_project/30$Build-2</meta:generator>
    <meta:document-statistic meta:table-count="1" meta:cell-count="3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63cm" svg:height="18.278cm" xlink:href=".." xlink:type="simple" chart:class="chart:scatter" chart:style-name="ch1">
        <chart:legend chart:legend-position="end" svg:x="25.242cm" svg:y="8.837cm" style:legend-expansion="high" chart:style-name="ch2"/>
        <chart:plot-area chart:style-name="ch3" table:cell-range-address="Sheet1.B1:Sheet1.C64" svg:x="0.551cm" svg:y="0.365cm" svg:width="24.14cm" svg:height="17.548cm">
          <chart:coordinate-region svg:x="1.67cm" svg:y="0.568cm" svg:width="22.49cm" svg:height="16.6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64" chart:class="chart:scatter">
            <chart:domain table:cell-range-address="Sheet1.B1:Sheet1.B64"/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299">
                <text:p>34.299</text:p>
                <draw:g>
                  <svg:desc>Sheet1.B1:Sheet1.B64</svg:desc>
                </draw:g>
              </table:table-cell>
              <table:table-cell office:value-type="float" office:value="31.7659">
                <text:p>31.7659</text:p>
                <draw:g>
                  <svg:desc>Sheet1.C1:Sheet1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3064">
                <text:p>34.3064</text:p>
              </table:table-cell>
              <table:table-cell office:value-type="float" office:value="31.8671">
                <text:p>31.8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3077">
                <text:p>34.3077</text:p>
              </table:table-cell>
              <table:table-cell office:value-type="float" office:value="31.8811">
                <text:p>31.8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3082">
                <text:p>34.3082</text:p>
              </table:table-cell>
              <table:table-cell office:value-type="float" office:value="31.8817">
                <text:p>31.8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3085">
                <text:p>34.3085</text:p>
              </table:table-cell>
              <table:table-cell office:value-type="float" office:value="31.8833">
                <text:p>31.8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3088">
                <text:p>34.3088</text:p>
              </table:table-cell>
              <table:table-cell office:value-type="float" office:value="31.8835">
                <text:p>31.8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3091">
                <text:p>34.3091</text:p>
              </table:table-cell>
              <table:table-cell office:value-type="float" office:value="31.8836">
                <text:p>31.8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3094">
                <text:p>34.3094</text:p>
              </table:table-cell>
              <table:table-cell office:value-type="float" office:value="31.8835">
                <text:p>31.8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3098">
                <text:p>34.3098</text:p>
              </table:table-cell>
              <table:table-cell office:value-type="float" office:value="31.8833">
                <text:p>31.8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101">
                <text:p>34.3101</text:p>
              </table:table-cell>
              <table:table-cell office:value-type="float" office:value="31.882">
                <text:p>31.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3104">
                <text:p>34.3104</text:p>
              </table:table-cell>
              <table:table-cell office:value-type="float" office:value="31.8833">
                <text:p>31.8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3107">
                <text:p>34.3107</text:p>
              </table:table-cell>
              <table:table-cell office:value-type="float" office:value="31.8835">
                <text:p>31.88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311">
                <text:p>34.311</text:p>
              </table:table-cell>
              <table:table-cell office:value-type="float" office:value="31.8833">
                <text:p>31.8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3113">
                <text:p>34.3113</text:p>
              </table:table-cell>
              <table:table-cell office:value-type="float" office:value="31.882">
                <text:p>31.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116">
                <text:p>34.3116</text:p>
              </table:table-cell>
              <table:table-cell office:value-type="float" office:value="31.8833">
                <text:p>31.8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3119">
                <text:p>34.3119</text:p>
              </table:table-cell>
              <table:table-cell office:value-type="float" office:value="31.8835">
                <text:p>31.8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3123">
                <text:p>34.3123</text:p>
              </table:table-cell>
              <table:table-cell office:value-type="float" office:value="31.8836">
                <text:p>31.8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3126">
                <text:p>34.3126</text:p>
              </table:table-cell>
              <table:table-cell office:value-type="float" office:value="31.8836">
                <text:p>31.8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3129">
                <text:p>34.3129</text:p>
              </table:table-cell>
              <table:table-cell office:value-type="float" office:value="31.8836">
                <text:p>31.8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3132">
                <text:p>34.3132</text:p>
              </table:table-cell>
              <table:table-cell office:value-type="float" office:value="31.8836">
                <text:p>31.8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3135">
                <text:p>34.3135</text:p>
              </table:table-cell>
              <table:table-cell office:value-type="float" office:value="31.8836">
                <text:p>31.88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3138">
                <text:p>34.3138</text:p>
              </table:table-cell>
              <table:table-cell office:value-type="float" office:value="31.8836">
                <text:p>31.8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3141">
                <text:p>34.3141</text:p>
              </table:table-cell>
              <table:table-cell office:value-type="float" office:value="31.8836">
                <text:p>31.8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3144">
                <text:p>34.3144</text:p>
              </table:table-cell>
              <table:table-cell office:value-type="float" office:value="31.8836">
                <text:p>31.8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3148">
                <text:p>34.3148</text:p>
              </table:table-cell>
              <table:table-cell office:value-type="float" office:value="31.8836">
                <text:p>31.8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3151">
                <text:p>34.3151</text:p>
              </table:table-cell>
              <table:table-cell office:value-type="float" office:value="31.8836">
                <text:p>31.8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3154">
                <text:p>34.3154</text:p>
              </table:table-cell>
              <table:table-cell office:value-type="float" office:value="31.8836">
                <text:p>31.8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3157">
                <text:p>34.3157</text:p>
              </table:table-cell>
              <table:table-cell office:value-type="float" office:value="31.8835">
                <text:p>31.88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316">
                <text:p>34.316</text:p>
              </table:table-cell>
              <table:table-cell office:value-type="float" office:value="31.8831">
                <text:p>31.88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3166">
                <text:p>34.3166</text:p>
              </table:table-cell>
              <table:table-cell office:value-type="float" office:value="31.8799">
                <text:p>31.8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3189">
                <text:p>34.3189</text:p>
              </table:table-cell>
              <table:table-cell office:value-type="float" office:value="31.8565">
                <text:p>31.85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3329">
                <text:p>34.3329</text:p>
              </table:table-cell>
              <table:table-cell office:value-type="float" office:value="31.7343">
                <text:p>31.7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